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intégration-continue"/>Intégration continue<text:bookmark-end text:name="intégration-continue"/></text:h>
      <text:p text:style-name="First_20_paragraph">L’intégration continue (de l’anglais : Continuous integration, CI), est un ensemble de pratiques utilisées en génie logiciel consistant à vérifier à chaque modification de code source que le résultat des modifications ne produit pas de régression dans l’application développée.</text:p>
      <text:p text:style-name="Text_20_body">Les pipelines d’automatisation des logiciels via des forges dédiées (par exemple, <text:a xlink:type="simple" xlink:href="https://docs.github.com/en/actions/about-github-actions/about-continuous-integration-with-github-actions" office:name=""><text:span text:style-name="Definition">github</text:span></text:a>) facilitent la mise en place de l’IC. Cependant, une définition minutieuse du pipeline lui-même est nécessaire.</text:p>
      <text:p text:style-name="Text_20_body">Un pipeline typique (qui peut être défini comme un <text:a xlink:type="simple" xlink:href="https://docs.github.com/en/actions/writing-workflows" office:name=""><text:span text:style-name="Definition">flux de travail</text:span></text:a> github, par exemple) se compose des étapes suivantes : 1. Une <text:span text:style-name="T1">pull request</text:span> a été faite par l’un des contributeurs 2. Le code modifié est soumis à toutes les suites de tests disponibles. 3. Si tous les tests sont réussis, le nouveau code est automatiquement fusionné dans la version actuelle du c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3-27T08:29:14Z</meta:creation-date>
    <dc:date>2025-03-27T08:29:14Z</dc:date>
  </office:meta>
</office:document-meta>
</file>